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es" fo:country="AR"/>
    </style:style>
    <style:style style:name="P2" style:family="paragraph" style:parent-style-name="Text_20_body">
      <style:text-properties fo:language="es" fo:country="AR" officeooo:paragraph-rsid="0016d1eb"/>
    </style:style>
    <style:style style:name="P3" style:family="paragraph" style:parent-style-name="Text_20_body">
      <style:text-properties fo:language="es" fo:country="AR" officeooo:paragraph-rsid="001a9705"/>
    </style:style>
    <style:style style:name="P4" style:family="paragraph" style:parent-style-name="Title">
      <style:text-properties fo:language="es" fo:country="AR"/>
    </style:style>
    <style:style style:name="P5" style:family="paragraph" style:parent-style-name="Text_20_body" style:list-style-name="L1">
      <style:text-properties fo:language="es" fo:country="AR" officeooo:rsid="001a9705" officeooo:paragraph-rsid="001a9705"/>
    </style:style>
    <style:style style:name="P6" style:family="paragraph" style:parent-style-name="Text_20_body">
      <style:text-properties fo:language="es" fo:country="AR"/>
    </style:style>
    <style:style style:name="P7" style:family="paragraph" style:parent-style-name="Text_20_body" style:list-style-name="L1">
      <style:text-properties fo:language="es" fo:country="AR" officeooo:rsid="001d8fb9" officeooo:paragraph-rsid="001d8fb9"/>
    </style:style>
    <style:style style:name="T1" style:family="text">
      <style:text-properties officeooo:rsid="0016d1eb"/>
    </style:style>
    <style:style style:name="T2" style:family="text">
      <style:text-properties officeooo:rsid="0017aa7b"/>
    </style:style>
    <style:style style:name="T3" style:family="text">
      <style:text-properties officeooo:rsid="0019f1bc"/>
    </style:style>
    <style:style style:name="T4" style:family="text">
      <style:text-properties officeooo:rsid="001a9705"/>
    </style:style>
    <style:style style:name="T5" style:family="text">
      <style:text-properties officeooo:rsid="001c742f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forme diario sobre el trabajo del robot Andino</text:p>
      <text:p text:style-name="Text_20_body"/>
      <text:p text:style-name="P2"><text:date style:data-style-name="N37" text:date-value="2025-10-22T12:43:10.532398223" text:fixed="true" text:date-adjust="-PT48H00M00S">20/10/25</text:date><text:tab/><text:span text:style-name="T2">Prueba de impresión 3d con tapa de la caja de la cámara</text:span></text:p>
      <text:p text:style-name="P1"><text:date style:data-style-name="N37" text:date-value="2025-10-22T12:42:54.907472287" text:fixed="true">22/10/25</text:date><text:tab/><text:span text:style-name="T1">Creación de documentación y </text:span><text:span text:style-name="T3">clonación al</text:span><text:span text:style-name="T1"> repositorio local.</text:span></text:p>
      <text:p text:style-name="P1"><text:tab/><text:tab/><text:span text:style-name="T5">Creación de rama de trabajo: rama1_gero_f</text:span></text:p>
      <text:p text:style-name="P1"><text:tab/><text:tab/><text:span text:style-name="T5">Creación de carpetas y archivos en dicha rama</text:span></text:p>
      <text:p text:style-name="P3"><text:tab/><text:tab/><text:span text:style-name="T4">objetivos:</text:span></text:p>
      <text:list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realizar los diagramas de todos los circuitos y componentes en kitcad.</text:p>
                        </text:list-item>
                        <text:list-item>
                          <text:p text:style-name="P5">Imprimir el chasis del robot</text:p>
                        </text:list-item>
                        <text:list-item>
                          <text:p text:style-name="P5">armar la parte mecánica y organizar los componentes electrónicos</text:p>
                        </text:list-item>
                        <text:list-item>
                          <text:p text:style-name="P7">aprender lenguaje enmarcado para crear los readme</text:p>
                        </text:list-item>
                        <text:list-item>
                          <text:p text:style-name="P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2:32:31.690165022</meta:creation-date>
    <meta:generator>LibreOffice/24.2.7.2$Linux_X86_64 LibreOffice_project/420$Build-2</meta:generator>
    <dc:date>2025-10-22T14:41:11.894360359</dc:date>
    <meta:editing-duration>PT20M30S</meta:editing-duration>
    <meta:editing-cycles>7</meta:editing-cycles>
    <meta:document-statistic meta:table-count="0" meta:image-count="0" meta:object-count="0" meta:page-count="1" meta:paragraph-count="11" meta:word-count="82" meta:character-count="498" meta:non-whitespace-character-count="425"/>
  </office:meta>
</office:document-meta>
</file>